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3.207cm" style:rel-column-width="1818*"/>
    </style:style>
    <style:style style:name="Table1.B" style:family="table-column">
      <style:table-column-properties style:column-width="2.895cm" style:rel-column-width="1641*"/>
    </style:style>
    <style:style style:name="Table1.C" style:family="table-column">
      <style:table-column-properties style:column-width="1.991cm" style:rel-column-width="1129*"/>
    </style:style>
    <style:style style:name="Table1.D" style:family="table-column">
      <style:table-column-properties style:column-width="3.634cm" style:rel-column-width="2060*"/>
    </style:style>
    <style:style style:name="Table1.E" style:family="table-column">
      <style:table-column-properties style:column-width="2.932cm" style:rel-column-width="16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54pt" officeooo:rsid="001274c1" officeooo:paragraph-rsid="001274c1" style:font-size-asian="47.25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72pt" officeooo:rsid="001274c1" officeooo:paragraph-rsid="001274c1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274c1" officeooo:paragraph-rsid="001274c1" style:font-size-asian="28pt" style:font-size-complex="32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officeooo:paragraph-rsid="001274c1"/>
    </style:style>
    <style:style style:name="P5" style:family="paragraph" style:parent-style-name="Text_20_body">
      <style:text-properties officeooo:rsid="00128956" officeooo:paragraph-rsid="00128956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4218c" officeooo:paragraph-rsid="0014218c" style:font-size-asian="16pt" style:font-size-complex="16pt"/>
    </style:style>
    <style:style style:name="P7" style:family="paragraph" style:parent-style-name="Text_20_body" style:list-style-name="L1">
      <style:text-properties officeooo:rsid="0014218c" officeooo:paragraph-rsid="0014218c" style:language-complex="ar" style:country-complex="EG"/>
    </style:style>
    <style:style style:name="P8" style:family="paragraph" style:parent-style-name="Text_20_body" style:list-style-name="L2">
      <style:text-properties officeooo:rsid="0014218c" officeooo:paragraph-rsid="0014218c" style:language-complex="ar" style:country-complex="EG"/>
    </style:style>
    <style:style style:name="P9" style:family="paragraph" style:parent-style-name="Text_20_body">
      <style:text-properties officeooo:rsid="0014d2dd" officeooo:paragraph-rsid="0014d2dd" style:language-complex="ar" style:country-complex="EG"/>
    </style:style>
    <style:style style:name="P10" style:family="paragraph" style:parent-style-name="Text_20_body" style:list-style-name="L1">
      <style:text-properties officeooo:rsid="0014d2dd" officeooo:paragraph-rsid="0014d2dd" style:language-complex="ar" style:country-complex="EG"/>
    </style:style>
    <style:style style:name="P11" style:family="paragraph" style:parent-style-name="Text_20_body" style:list-style-name="L2">
      <style:text-properties style:language-complex="ar" style:country-complex="EG"/>
    </style:style>
    <style:style style:name="P12" style:family="paragraph" style:parent-style-name="Text_20_body">
      <style:text-properties officeooo:rsid="00166a0d" officeooo:paragraph-rsid="00166a0d"/>
    </style:style>
    <style:style style:name="P13" style:family="paragraph" style:parent-style-name="Text_20_body" style:list-style-name="L3">
      <style:text-properties officeooo:rsid="0016c250" officeooo:paragraph-rsid="0016c250"/>
    </style:style>
    <style:style style:name="P14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break-before="page"/>
      <style:text-properties officeooo:rsid="00128956" officeooo:paragraph-rsid="00128956"/>
    </style:style>
    <style:style style:name="P17" style:family="paragraph" style:parent-style-name="Heading_20_2">
      <style:paragraph-properties fo:break-before="page"/>
      <style:text-properties officeooo:paragraph-rsid="00166a0d"/>
    </style:style>
    <style:style style:name="P18" style:family="paragraph" style:parent-style-name="Heading_20_1" style:master-page-name="Standard">
      <style:paragraph-properties style:page-number="1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 style:master-page-name="">
      <style:paragraph-properties style:page-number="auto" fo:break-before="page"/>
    </style:style>
    <style:style style:name="P21" style:family="paragraph" style:parent-style-name="Table_20_Heading">
      <style:paragraph-properties fo:margin-left="0cm" fo:margin-right="0cm" fo:text-indent="0cm" style:auto-text-indent="false"/>
      <style:text-properties officeooo:rsid="0014d2dd" officeooo:paragraph-rsid="0014d2dd"/>
    </style:style>
    <style:style style:name="P22" style:family="paragraph" style:parent-style-name="Table_20_Heading">
      <style:paragraph-properties fo:margin-left="0cm" fo:margin-right="0cm" fo:margin-top="0.302cm" fo:margin-bottom="0.302cm" loext:contextual-spacing="false" fo:text-indent="0cm" style:auto-text-indent="false"/>
      <style:text-properties officeooo:rsid="0014d2dd" officeooo:paragraph-rsid="0014d2dd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8pt" officeooo:rsid="0014d2dd" officeooo:paragraph-rsid="0014d2dd" style:font-size-asian="18pt" style:font-size-complex="18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size="18pt" officeooo:rsid="0014d2dd" officeooo:paragraph-rsid="0014d2dd" style:font-size-asian="18pt" style:font-size-complex="18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8pt" style:font-size-asian="18pt" style:font-size-complex="18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014d2dd" officeooo:paragraph-rsid="0014d2dd" style:font-size-asian="16pt" style:font-size-complex="16pt"/>
    </style:style>
    <style:style style:name="P27" style:family="paragraph" style:parent-style-name="Table_20_Contents">
      <style:paragraph-properties fo:margin-left="0cm" fo:margin-right="0cm" fo:margin-top="0.302cm" fo:margin-bottom="0.302cm" loext:contextual-spacing="false" fo:text-indent="0cm" style:auto-text-indent="false"/>
      <style:text-properties fo:font-size="18pt" officeooo:rsid="0014d2dd" officeooo:paragraph-rsid="0014d2dd" style:font-size-asian="18pt" style:font-size-complex="18pt"/>
    </style:style>
    <style:style style:name="P28" style:family="paragraph" style:parent-style-name="Table_20_Contents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fo:font-size="18pt" officeooo:rsid="0014d2dd" officeooo:paragraph-rsid="0014d2dd" style:font-size-asian="18pt" style:font-size-complex="18pt"/>
    </style:style>
    <style:style style:name="P29" style:family="paragraph" style:parent-style-name="Table_20_Contents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fo:font-size="18pt" style:font-size-asian="18pt" style:font-size-complex="18pt"/>
    </style:style>
    <style:style style:name="P30" style:family="paragraph" style:parent-style-name="Table_20_Contents">
      <style:paragraph-properties fo:margin-left="0cm" fo:margin-right="0cm" fo:margin-top="0.302cm" fo:margin-bottom="0.302cm" loext:contextual-spacing="false" fo:text-indent="0cm" style:auto-text-indent="false"/>
      <style:text-properties fo:font-size="18pt" officeooo:rsid="00166a0d" officeooo:paragraph-rsid="00166a0d" style:font-size-asian="18pt" style:font-size-complex="18pt"/>
    </style:style>
    <style:style style:name="P31" style:family="paragraph" style:parent-style-name="Table_20_Contents">
      <style:paragraph-properties fo:margin-left="0cm" fo:margin-right="0cm" fo:margin-top="0.302cm" fo:margin-bottom="0.302cm" loext:contextual-spacing="false" fo:text-align="center" style:justify-single-word="false" fo:text-indent="0cm" style:auto-text-indent="false"/>
      <style:text-properties fo:font-size="16pt" officeooo:rsid="0014d2dd" officeooo:paragraph-rsid="0014d2dd" style:font-size-asian="16pt" style:font-size-complex="16pt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274c1"/>
    </style:style>
    <style:style style:name="T2" style:family="text">
      <style:text-properties officeooo:rsid="0014218c"/>
    </style:style>
    <style:style style:name="T3" style:family="text">
      <style:text-properties officeooo:rsid="00166a0d"/>
    </style:style>
    <style:style style:name="T4" style:family="text">
      <style:text-properties style:language-complex="ar" style:country-complex="EG"/>
    </style:style>
    <style:style style:name="T5" style:family="text">
      <style:text-properties officeooo:rsid="0016c250" style:language-complex="ar" style:country-complex="EG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Nema-zag circuit simulator 2000 😎</text:p>
      <text:p text:style-name="P1"/>
      <text:p text:style-name="P3">Technical documen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32"><text:a xlink:type="simple" xlink:href="#__RefHeading___Toc107_1814137729" text:style-name="Index_20_Link" text:visited-style-name="Index_20_Link">Introduction<text:tab/>1</text:a></text:p>
          <text:p text:style-name="P32"><text:a xlink:type="simple" xlink:href="#__RefHeading___Toc113_1814137729" text:style-name="Index_20_Link" text:visited-style-name="Index_20_Link">I – The Simulation Engine<text:tab/>2</text:a></text:p>
          <text:p text:style-name="P15"><text:a xlink:type="simple" xlink:href="#__RefHeading___Toc115_1814137729" text:style-name="Index_20_Link" text:visited-style-name="Index_20_Link">Netlist Format<text:tab/>3</text:a></text:p>
        </text:index-body>
      </text:table-of-content>
      <text:p text:style-name="P4"/>
      <text:h text:style-name="P18" text:outline-level="1"><text:bookmark-start text:name="__RefHeading___Toc107_1814137729"/>Introduction<text:bookmark-end text:name="__RefHeading___Toc107_1814137729"/></text:h>
      <text:p text:style-name="Text_20_body">The purpose of this document is to document the design principles of the <text:span text:style-name="T1">Nema-zag circuit simulator 2000 😎 and to illustrate the different simulation types, and how to use them.</text:span></text:p>
      <text:p text:style-name="Text_20_body">The Nema-zag circuit simulator 2000 😎 is a circuit simulator capable of solving linear circuits in steady state (non-linear and transient analysis planned).</text:p>
      <text:p text:style-name="Text_20_body">It’s composed of two main modules, the simulation engine, and the GUI. The simulation engine is the part that does the actual simulation, it takes a netlist, and a simulation type, and performs the simulation. On the other hand, the GUI is responsible for providing the user with a tool to edit schematics graphically, as well as select the simulation type. It also is responsible for displaying the results out for the user, and building sub-circuits.</text:p>
      <text:h text:style-name="P19" text:outline-level="1"><text:bookmark-start text:name="__RefHeading___Toc113_1814137729"/>I – The Simulation Engine<text:bookmark-end text:name="__RefHeading___Toc113_1814137729"/></text:h>
      <text:p text:style-name="P5">The simulation engine is an analog circuit simulator that solves circuits using MNA (Modified Nodal Analysis). Different types of simulation can be done, including DC, AC, sweep…</text:p>
      <text:p text:style-name="P5">Here, we look into different aspect<text:span text:style-name="T3">s</text:span> of the simulation engine with more detail.</text:p>
      <text:p text:style-name="P5"/>
      <text:h text:style-name="P16" text:outline-level="2"><text:bookmark-start text:name="__RefHeading___Toc115_1814137729"/>Netlist Format<text:bookmark-end text:name="__RefHeading___Toc115_1814137729"/></text:h>
      <text:p text:style-name="P5">The netlist format is quite similar to the traditional SPICE format, it’s as follows <text:span text:style-name="T2">for components</text:span>:</text:p>
      <text:p text:style-name="P6">ComponentType ComponentIdentifier Node1 Node2... Value1 Value2…</text:p>
      <text:list xml:id="list7304534904557686697" text:style-name="L2">
        <text:list-item>
          <text:p text:style-name="P11">The spacer is the space.</text:p>
        </text:list-item>
        <text:list-item>
          <text:p text:style-name="P8">New lines separate different components or commands.</text:p>
        </text:list-item>
      </text:list>
      <text:list xml:id="list4976464599777088247" text:style-name="L1">
        <text:list-item>
          <text:p text:style-name="P7">ComponentType denotes the type of the component as shown in the table below.</text:p>
        </text:list-item>
        <text:list-item>
          <text:p text:style-name="P10">ComponentIdentifier is the unique name given to a component in order to aid in sweep analysis and identifying currents.</text:p>
        </text:list-item>
        <text:list-item>
          <text:p text:style-name="P10">Node1, Node2… are all the nodes the component is connected to, separated by a space, different components connect to different numbers of nodes.</text:p>
        </text:list-item>
        <text:list-item>
          <text:p text:style-name="P10">Value1, Value2… are all the values a component takes, like the voltage, frequency and phase of a voltage source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22">Name</text:p>
          </table:table-cell>
          <table:table-cell table:style-name="Table1.A1" office:value-type="string">
            <text:p text:style-name="P22">Type</text:p>
          </table:table-cell>
          <table:table-cell table:style-name="Table1.A1" office:value-type="string">
            <text:p text:style-name="P21"># of nodes</text:p>
          </table:table-cell>
          <table:table-cell table:style-name="Table1.A1" office:value-type="string">
            <text:p text:style-name="P22">Value 1</text:p>
          </table:table-cell>
          <table:table-cell table:style-name="Table1.A1" office:value-type="string">
            <text:p text:style-name="P22">Value 2</text:p>
          </table:table-cell>
          <table:table-cell table:style-name="Table1.F1" office:value-type="string">
            <text:p text:style-name="P22">Value 3</text:p>
          </table:table-cell>
        </table:table-row>
        <table:table-row>
          <table:table-cell table:style-name="Table1.A2" office:value-type="string">
            <text:p text:style-name="P24">Resistor</text:p>
          </table:table-cell>
          <table:table-cell table:style-name="Table1.A2" office:value-type="string">
            <text:p text:style-name="P26">R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Resistance</text:p>
          </table:table-cell>
          <table:table-cell table:style-name="Table1.A2" office:value-type="string">
            <text:p text:style-name="P25">-</text:p>
          </table:table-cell>
          <table:table-cell table:style-name="Table1.F2" office:value-type="string">
            <text:p text:style-name="P25">-</text:p>
          </table:table-cell>
        </table:table-row>
        <table:table-row>
          <table:table-cell table:style-name="Table1.A2" office:value-type="string">
            <text:p text:style-name="P24">Conductor</text:p>
          </table:table-cell>
          <table:table-cell table:style-name="Table1.A2" office:value-type="string">
            <text:p text:style-name="P26">G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Conductance</text:p>
          </table:table-cell>
          <table:table-cell table:style-name="Table1.A2" office:value-type="string">
            <text:p text:style-name="P25">-</text:p>
          </table:table-cell>
          <table:table-cell table:style-name="Table1.F2" office:value-type="string">
            <text:p text:style-name="P25">-</text:p>
          </table:table-cell>
        </table:table-row>
        <table:table-row>
          <table:table-cell table:style-name="Table1.A2" office:value-type="string">
            <text:p text:style-name="P24">Inductor</text:p>
          </table:table-cell>
          <table:table-cell table:style-name="Table1.A2" office:value-type="string">
            <text:p text:style-name="P26">L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Inductance</text:p>
          </table:table-cell>
          <table:table-cell table:style-name="Table1.A2" office:value-type="string">
            <text:p text:style-name="P25">-</text:p>
          </table:table-cell>
          <table:table-cell table:style-name="Table1.F2" office:value-type="string">
            <text:p text:style-name="P25">-</text:p>
          </table:table-cell>
        </table:table-row>
        <table:table-row>
          <table:table-cell table:style-name="Table1.A2" office:value-type="string">
            <text:p text:style-name="P24">Capacitor</text:p>
          </table:table-cell>
          <table:table-cell table:style-name="Table1.A2" office:value-type="string">
            <text:p text:style-name="P26">C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4">Capacitance</text:p>
          </table:table-cell>
          <table:table-cell table:style-name="Table1.A2" office:value-type="string">
            <text:p text:style-name="P25">-</text:p>
          </table:table-cell>
          <table:table-cell table:style-name="Table1.F2" office:value-type="string">
            <text:p text:style-name="P25">-</text:p>
          </table:table-cell>
        </table:table-row>
        <table:table-row>
          <table:table-cell table:style-name="Table1.A2" office:value-type="string">
            <text:p text:style-name="P24">Voltage <text:span text:style-name="T3">Source</text:span></text:p>
          </table:table-cell>
          <table:table-cell table:style-name="Table1.A2" office:value-type="string">
            <text:p text:style-name="P31">V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7">Max. Voltage</text:p>
          </table:table-cell>
          <table:table-cell table:style-name="Table1.A2" office:value-type="string">
            <text:p text:style-name="P30">Frequency</text:p>
          </table:table-cell>
          <table:table-cell table:style-name="Table1.F2" office:value-type="string">
            <text:p text:style-name="P30">Phase</text:p>
          </table:table-cell>
        </table:table-row>
        <table:table-row>
          <table:table-cell table:style-name="Table1.A2" office:value-type="string">
            <text:p text:style-name="P24">Current <text:span text:style-name="T3">Source</text:span></text:p>
          </table:table-cell>
          <table:table-cell table:style-name="Table1.A2" office:value-type="string">
            <text:p text:style-name="P31">I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7">Max. Current</text:p>
          </table:table-cell>
          <table:table-cell table:style-name="Table1.A2" office:value-type="string">
            <text:p text:style-name="P30">Frequency</text:p>
          </table:table-cell>
          <table:table-cell table:style-name="Table1.F2" office:value-type="string">
            <text:p text:style-name="P30">Phase</text:p>
          </table:table-cell>
        </table:table-row>
        <table:table-row>
          <table:table-cell table:style-name="Table1.A2" office:value-type="string">
            <text:p text:style-name="P24">Operational Amplifier</text:p>
          </table:table-cell>
          <table:table-cell table:style-name="Table1.A2" office:value-type="string">
            <text:p text:style-name="P31">OPAMP3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-</text:p>
          </table:table-cell>
          <table:table-cell table:style-name="Table1.F2" office:value-type="string">
            <text:p text:style-name="P29">-</text:p>
          </table:table-cell>
        </table:table-row>
        <table:table-row>
          <table:table-cell table:style-name="Table1.A2" office:value-type="string">
            <text:p text:style-name="P24">Differential Amplifier</text:p>
          </table:table-cell>
          <table:table-cell table:style-name="Table1.A2" office:value-type="string">
            <text:p text:style-name="P31">DIFFAMP3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7">Gain</text:p>
          </table:table-cell>
          <table:table-cell table:style-name="Table1.A2" office:value-type="string">
            <text:p text:style-name="P29">-</text:p>
          </table:table-cell>
          <table:table-cell table:style-name="Table1.F2" office:value-type="string">
            <text:p text:style-name="P29">-</text:p>
          </table:table-cell>
        </table:table-row>
      </table:table>
      <text:p text:style-name="P9"/>
      <text:h text:style-name="P17" text:outline-level="2"><text:span text:style-name="T3">Command Format</text:span></text:h>
      <text:p text:style-name="P12">As of now, the engine <text:span text:style-name="T5">supports the following simulation types.</text:span></text:p>
      <text:list xml:id="list7849599416641120845" text:style-name="L3">
        <text:list-item>
          <text:p text:style-name="P13"><text:span text:style-name="T4">DC Operating Point</text:span></text:p>
        </text:list-item>
        <text:list-item>
          <text:p text:style-name="P13"><text:span text:style-name="T4">DC Parameter Sweep</text:span></text:p>
        </text:list-item>
        <text:list-item>
          <text:p text:style-name="P13"><text:span text:style-name="T4">AC Operating Point</text:span></text:p>
        </text:list-item>
        <text:list-item>
          <text:p text:style-name="P13"><text:span text:style-name="T4">AC Parameter Swee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fo:font-size="20pt" officeooo:rsid="001274c1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32pt" fo:font-weight="bold" style:font-size-asian="32pt" style:font-weight-asian="bold" style:font-size-complex="3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28pt" fo:font-weight="bold" style:font-size-asian="24.5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0:22:22.676000000</meta:creation-date>
    <dc:date>2016-12-10T03:44:23.917000000</dc:date>
    <meta:editing-duration>P6DT4H8M23S</meta:editing-duration>
    <meta:editing-cycles>1</meta:editing-cycles>
    <meta:document-statistic meta:table-count="1" meta:image-count="0" meta:object-count="0" meta:page-count="7" meta:paragraph-count="83" meta:word-count="404" meta:character-count="2350" meta:non-whitespace-character-count="2037"/>
    <meta:generator>LibreOffice/5.2.0.4$Windows_x86 LibreOffice_project/066b007f5ebcc236395c7d282ba488bca6720265</meta:generator>
  </office:meta>
</office:document-meta>
</file>